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ff0000" draw:marker-start-width="0.275cm" draw:marker-end-width="0.275cm" draw:textarea-horizontal-align="justify" draw:textarea-vertical-align="middle" draw:auto-grow-height="false" fo:min-height="3.7cm" fo:min-width="14.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ff" draw:marker-start-width="0.275cm" draw:marker-end-width="0.275cm" draw:textarea-horizontal-align="justify" draw:textarea-vertical-align="middle" draw:auto-grow-height="false" fo:min-height="11.7cm" fo:min-width="3.45cm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name="StretchX" draw:style-name="gr1" draw:text-style-name="P1" draw:layer="layout" svg:width="15cm" svg:height="4cm" svg:x="1cm" svg:y="2cm">
          <text:p/>
          <draw:enhanced-geometry svg:viewBox="0 0 21600 21600" draw:path-stretchpoint-x="10800" draw:text-areas="?f0 ?f0 ?f1 ?f2" draw:type="non-primitive" draw:modifiers="10800" draw:enhanced-path="M 0 0 L 0 21600 M ?f0 0 L ?f0 21600 M ?f1 0 L ?f1 21600 M 21600 0 L 21600 21600">
            <draw:equation draw:name="f0" draw:formula="$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name="StretchY" draw:style-name="gr2" draw:text-style-name="P1" draw:layer="layout" svg:width="4cm" svg:height="12cm" svg:x="18cm" svg:y="2cm">
          <text:p/>
          <draw:enhanced-geometry svg:viewBox="0 0 21600 21600" draw:path-stretchpoint-y="10800" draw:text-areas="?f0 ?f0 ?f1 ?f2" draw:type="non-primitive" draw:modifiers="5372.55228730939" draw:enhanced-path="M 0 0 L 21600 0 M 0 ?f0 L 21600 ?f0 M 0 ?f2 L 21600 ?f2 M 0 21600 L 21600 21600">
            <draw:equation draw:name="f0" draw:formula="$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6T00:22:35.703000000</meta:creation-date>
    <dc:title>24x16impress</dc:title>
    <meta:editing-duration>PT8M36S</meta:editing-duration>
    <meta:editing-cycles>6</meta:editing-cycles>
    <meta:generator>BCommitContinue/7.4.0.0.alpha0$Windows_X86_64 LibreOffice_project/347622a98f512dae709f938a85498dcdcf9f225a</meta:generator>
    <meta:initial-creator>Regina Henschel</meta:initial-creator>
    <dc:date>2022-04-26T12:52:34.672000000</dc:date>
    <dc:creator>Regina Henschel</dc:creator>
    <meta:document-statistic meta:object-count="9"/>
  </office:meta>
</office:document-meta>
</file>